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02aa1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========== Interview Questions ==========</text:h>
      <text:p text:style-name="Standard"/>
      <text:h text:style-name="Heading_20_2" text:outline-level="2">1. Static keyword in C++</text:h>
      <text:p text:style-name="Standard"/>
      <text:h text:style-name="Heading_20_2" text:outline-level="2">2. Encapsulation : </text:h>
      <text:list xml:id="list2179962857" text:style-name="L1">
        <text:list-item>
          <text:p text:style-name="P1">Used for data hiding for the outside world.</text:p>
        </text:list-item>
      </text:list>
      <text:p text:style-name="Standard">- This can be implemented by keeping the data members as private inside a class, but the member functions that manipulate the data member (read set and get methods) or use them are public.</text:p>
      <text:p text:style-name="Standard"/>
      <text:p text:style-name="Standard">- Therefore, other classes can access these members using the public methods. </text:p>
      <text:p text:style-name="Standard"/>
      <text:p text:style-name="Standard">- Check the cherno log class : the m_logLevel is private, and all the methods are public, thereby achieving ENCAPSULATION</text:p>
      <text:p text:style-name="Standard"/>
      <text:p text:style-name="Standard"/>
      <text:h text:style-name="Heading_20_2" text:outline-level="2">3. <text:s/><text:span text:style-name="T1">Difference between C++ struct and class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22:45:59.323237117</meta:creation-date>
    <dc:date>2024-09-23T22:47:58.589083761</dc:date>
    <meta:editing-duration>PT2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94" meta:character-count="558" meta:non-whitespace-character-count="470"/>
  </office:meta>
</office:document-meta>
</file>